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Noto Serif" svg:font-family="'Noto Serif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2602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2189in"/>
    </style:style>
    <style:style style:name="co5" style:family="table-column">
      <style:table-column-properties fo:break-before="auto" style:column-width="0.1563in"/>
    </style:style>
    <style:style style:name="co6" style:family="table-column">
      <style:table-column-properties fo:break-before="auto" style:column-width="2.1252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1.218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4165in"/>
    </style:style>
    <style:style style:name="co12" style:family="table-column">
      <style:table-column-properties fo:break-before="auto" style:column-width="1.8543in"/>
    </style:style>
    <style:style style:name="co13" style:family="table-column">
      <style:table-column-properties fo:break-before="auto" style:column-width="1.7083in"/>
    </style:style>
    <style:style style:name="co14" style:family="table-column">
      <style:table-column-properties fo:break-before="auto" style:column-width="0.7083in"/>
    </style:style>
    <style:style style:name="co15" style:family="table-column">
      <style:table-column-properties fo:break-before="auto" style:column-width="1.698in"/>
    </style:style>
    <style:style style:name="co16" style:family="table-column">
      <style:table-column-properties fo:break-before="auto" style:column-width="1.2811in"/>
    </style:style>
    <style:style style:name="co17" style:family="table-column">
      <style:table-column-properties fo:break-before="auto" style:column-width="1.3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e0efd4" fo:wrap-option="wrap" style:rotation-angle="90" style:vertical-align="middle"/>
    </style:style>
    <style:style style:name="ce10" style:family="table-cell" style:parent-style-name="Default" style:data-style-name="N0">
      <style:table-cell-properties fo:background-color="#bee3d3" fo:wrap-option="wrap" style:rotation-angle="90" style:vertical-align="middle"/>
    </style:style>
    <style:style style:name="ce16" style:family="table-cell" style:parent-style-name="Default" style:data-style-name="N0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e0efd4"/>
    </style:style>
    <style:style style:name="ce8" style:family="table-cell" style:parent-style-name="Default" style:data-style-name="N0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55" style:family="table-cell" style:parent-style-name="Default" style:data-style-name="N0">
      <style:table-cell-properties fo:background-color="#f7a19a"/>
    </style:style>
    <style:style style:name="ce3" style:family="table-cell" style:parent-style-name="Default" style:data-style-name="N0">
      <style:table-cell-properties fo:background-color="#fcd4d1"/>
    </style:style>
    <style:style style:name="ce4" style:family="table-cell" style:parent-style-name="Default" style:data-style-name="N0">
      <style:table-cell-properties fo:background-color="#f7a19a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19" style:family="table-cell" style:parent-style-name="Default" style:data-style-name="N0">
      <style:table-cell-properties fo:background-color="#fedcc6"/>
    </style:style>
    <style:style style:name="ce20" style:family="table-cell" style:parent-style-name="Default" style:data-style-name="N0">
      <style:table-cell-properties fo:background-color="#87d1d1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ce4e5"/>
    </style:style>
    <style:style style:name="ce23" style:family="table-cell" style:parent-style-name="Default" style:data-style-name="N0">
      <style:table-cell-properties fo:background-color="#f58220"/>
    </style:style>
    <style:style style:name="ce24" style:family="table-cell" style:parent-style-name="Default" style:data-style-name="N0">
      <style:table-cell-properties fo:background-color="#fcd3c1"/>
    </style:style>
    <style:style style:name="ce25" style:family="table-cell" style:parent-style-name="Default" style:data-style-name="N0">
      <style:table-cell-properties fo:background-color="#89c765"/>
    </style:style>
    <style:style style:name="ce28" style:family="table-cell" style:parent-style-name="Default" style:data-style-name="N0">
      <style:table-cell-properties fo:background-color="#b3cac7"/>
    </style:style>
    <style:style style:name="ce32" style:family="table-cell" style:parent-style-name="Default" style:data-style-name="N0">
      <style:table-cell-properties fo:background-color="#ffb66c"/>
    </style:style>
    <style:style style:name="ce42" style:family="table-cell" style:parent-style-name="Default" style:data-style-name="N0">
      <style:table-cell-properties fo:background-color="#bbe33d"/>
    </style:style>
    <style:style style:name="ce48" style:family="table-cell" style:parent-style-name="Default" style:data-style-name="N0">
      <style:table-cell-properties fo:background-color="#bf0041"/>
      <style:text-properties fo:color="#ffff38"/>
    </style:style>
    <style:style style:name="ce27" style:family="table-cell" style:parent-style-name="Default" style:data-style-name="N0">
      <style:text-properties fo:font-size="6pt" style:font-size-asian="6pt" style:font-size-complex="6pt"/>
    </style:style>
    <style:style style:name="ce33" style:family="table-cell" style:parent-style-name="Default" style:data-style-name="N0">
      <style:text-properties fo:color="#1e6a39"/>
    </style:style>
    <style:style style:name="ce35" style:family="table-cell" style:parent-style-name="Default" style:data-style-name="N0">
      <style:text-properties fo:color="#a1467e"/>
    </style:style>
    <style:style style:name="ce39" style:family="table-cell" style:parent-style-name="Default" style:data-style-name="N0">
      <style:text-properties fo:color="#b85c00"/>
    </style:style>
    <style:style style:name="ce45" style:family="table-cell" style:parent-style-name="Default" style:data-style-name="N0">
      <style:text-properties fo:color="#ff3838"/>
    </style:style>
    <style:style style:name="ce46" style:family="table-cell" style:parent-style-name="Default" style:data-style-name="N0">
      <style:text-properties fo:color="#069a2e"/>
    </style:style>
    <style:style style:name="ce29" style:family="table-cell" style:parent-style-name="Default" style:data-style-name="N0">
      <style:table-cell-properties fo:wrap-option="wrap" style:vertical-align="automatic"/>
      <style:text-properties style:font-name="Noto Serif" style:font-name-asian="Noto Serif" style:font-name-complex="Noto Serif"/>
    </style:style>
    <style:style style:name="ce30" style:family="table-cell" style:parent-style-name="Default" style:data-style-name="N0">
      <style:table-cell-properties fo:background-color="#b4c7dc"/>
    </style:style>
    <style:style style:name="ce34" style:family="table-cell" style:parent-style-name="Default" style:data-style-name="N0">
      <style:table-cell-properties fo:background-color="#ffa6a6"/>
    </style:style>
    <style:style style:name="ce38" style:family="table-cell" style:parent-style-name="Default" style:data-style-name="N0">
      <style:table-cell-properties fo:background-color="#ff6d6d"/>
    </style:style>
    <style:style style:name="ce40" style:family="table-cell" style:parent-style-name="Default" style:data-style-name="N0">
      <style:table-cell-properties fo:background-color="#ff8000"/>
    </style:style>
    <style:style style:name="ce44" style:family="table-cell" style:parent-style-name="Default" style:data-style-name="N0">
      <style:table-cell-properties fo:background-color="#d4ea6b"/>
    </style:style>
    <style:style style:name="ce41" style:family="table-cell" style:parent-style-name="Default" style:data-style-name="N0">
      <style:table-cell-properties fo:background-color="#e8f2a1"/>
    </style:style>
    <style:style style:name="ce26" style:family="table-cell" style:parent-style-name="Default" style:data-style-name="N0">
      <style:text-properties fo:font-size="7pt" style:font-size-asian="7pt" style:font-size-complex="7pt"/>
    </style:style>
    <style:style style:name="ce31" style:family="table-cell" style:parent-style-name="Default" style:data-style-name="N0">
      <style:table-cell-properties fo:background-color="#ffd8ce"/>
    </style:style>
    <style:style style:name="ce36" style:family="table-cell" style:parent-style-name="Default" style:data-style-name="N0">
      <style:table-cell-properties fo:background-color="#ffd8ce"/>
      <style:text-properties fo:color="#5eb91e"/>
    </style:style>
    <style:style style:name="ce37" style:family="table-cell" style:parent-style-name="Default" style:data-style-name="N0">
      <style:table-cell-properties fo:background-color="#ffd8ce"/>
      <style:text-properties fo:color="#5983b0"/>
    </style:style>
    <style:style style:name="ce43" style:family="table-cell" style:parent-style-name="Default" style:data-style-name="N0">
      <style:table-cell-properties fo:background-color="#dedce6"/>
    </style:style>
    <style:style style:name="ce47" style:family="table-cell" style:parent-style-name="Default" style:data-style-name="N0">
      <style:table-cell-properties fo:background-color="#dedce6"/>
      <style:text-properties fo:color="#8e86ae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c9211e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-asian="Liberation Sans" style:font-style-complex="normal" style:font-style-asian="normal" style:font-weight-complex="bold" style:font-weight-asian="bold" style:font-size-complex="11pt" style:font-size-asian="11pt" style:font-name-complex="Liberation Sans" fo:color="#c9211e" fo:text-shadow="none" style:text-outline="false" fo:font-style="normal" style:text-line-through-type="none" style:text-underline-style="none" style:text-underline-color="font-color" fo:font-weight="bold" fo:font-size="11pt" style:font-name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7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1" calcext:value-type="float" table:number-columns-spanned="1" table:number-rows-spanned="5">
            <text:p>1</text:p>
          </table:table-cell>
          <table:table-cell table:style-name="ce14" office:value-type="string" calcext:value-type="string" table:number-columns-spanned="1" table:number-rows-spanned="5">
            <text:p>Gesetz</text:p>
          </table:table-cell>
          <table:table-cell table:style-name="ce14" office:value-type="string" calcext:value-type="string" table:number-columns-spanned="1" table:number-rows-spanned="5">
            <text:p>Tora</text:p>
          </table:table-cell>
          <table:table-cell table:style-name="ce8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7" office:value-type="float" office:value="1" calcext:value-type="float" table:number-columns-spanned="1" table:number-rows-spanned="5">
            <text:p>1</text:p>
          </table:table-cell>
          <table:table-cell table:style-name="ce51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7" office:value-type="float" office:value="2" calcext:value-type="float" table:number-columns-spanned="1" table:number-rows-spanned="21">
            <text:p>2</text:p>
          </table:table-cell>
          <table:table-cell table:style-name="ce10" office:value-type="string" calcext:value-type="string" table:number-columns-spanned="1" table:number-rows-spanned="21">
            <text:p>Propheten</text:p>
          </table:table-cell>
          <table:table-cell table:style-name="ce10" office:value-type="string" calcext:value-type="string" table:number-columns-spanned="1" table:number-rows-spanned="21">
            <text:p>Nevi’im</text:p>
          </table:table-cell>
          <table:covered-table-cell/>
          <table:table-cell table:style-name="ce7" office:value-type="float" office:value="2" calcext:value-type="float" table:number-columns-spanned="1" table:number-rows-spanned="6">
            <text:p>2</text:p>
          </table:table-cell>
          <table:table-cell table:style-name="ce11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7"/>
          <table:table-cell office:value-type="string" calcext:value-type="string">
            <text:p>Gemäss anderen Quellen waren Richter und Ruth eind Buch</text:p>
          </table:table-cell>
          <table:table-cell table:number-columns-repeated="1005"/>
        </table:table-row>
        <table:table-row table:style-name="ro1">
          <table:covered-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 table:number-columns-spanned="1" table:number-rows-spanned="4">
            <text:p>Samuel und Könige</text:p>
            <text:p><text:span text:style-name="T1">Gemäss 2. Chr 32:32 von Jesaja geschrieben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1013"/>
        </table:table-row>
        <table:table-row table:style-name="ro1">
          <table:covered-table-cell table:number-columns-repeated="4"/>
          <table:table-cell table:style-name="ce9" office:value-type="float" office:value="3" calcext:value-type="float" table:number-columns-spanned="1" table:number-rows-spanned="3">
            <text:p>3</text:p>
          </table:table-cell>
          <table:table-cell table:style-name="ce53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Gemäss anderen Quellen waren Jeremia und Klagelieder ein Buch</text:p>
          </table:table-cell>
          <table:table-cell table:number-columns-repeated="1005"/>
        </table:table-row>
        <table:table-row table:style-name="ro2">
          <table:covered-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 table:number-columns-repeated="4"/>
          <table:table-cell table:style-name="ce9" office:value-type="float" office:value="4" calcext:value-type="float" table:number-columns-spanned="1" table:number-rows-spanned="12">
            <text:p>4</text:p>
          </table:table-cell>
          <table:table-cell table:style-name="ce54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1011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1013"/>
        </table:table-row>
        <table:table-row table:style-name="ro3">
          <table:table-cell table:style-name="ce7" office:value-type="float" office:value="3" calcext:value-type="float" table:number-columns-spanned="1" table:number-rows-spanned="17">
            <text:p>3</text:p>
          </table:table-cell>
          <table:table-cell table:style-name="ce14" office:value-type="string" calcext:value-type="string" table:number-columns-spanned="1" table:number-rows-spanned="17">
            <text:p>'Heilige Schriften ("Psalmen")</text:p>
          </table:table-cell>
          <table:table-cell table:style-name="ce14" office:value-type="string" calcext:value-type="string" table:number-columns-spanned="1" table:number-rows-spanned="17">
            <text:p>Ketuvim, bestehend aus 3+5+3 Büchern</text:p>
          </table:table-cell>
          <table:covered-table-cell/>
          <table:table-cell table:style-name="ce7" office:value-type="float" office:value="5" calcext:value-type="float" table:number-columns-spanned="1" table:number-rows-spanned="7">
            <text:p>5</text:p>
          </table:table-cell>
          <table:table-cell table:style-name="ce51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1012"/>
        </table:table-row>
        <table:table-row table:style-name="ro3">
          <table:covered-table-cell table:number-columns-repeated="6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1012"/>
        </table:table-row>
        <table:table-row table:style-name="ro1">
          <table:covered-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prüche hört mit der wackeren Frau auf…</text:p>
          </table:table-cell>
          <table:table-cell table:number-columns-repeated="1011"/>
        </table:table-row>
        <table:table-row table:style-name="ro1">
          <table:covered-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…Hiob beginnt mit dem gerechten Mann.</text:p>
          </table:table-cell>
          <table:table-cell table:number-columns-repeated="1011"/>
        </table:table-row>
        <table:table-row table:style-name="ro1">
          <table:covered-table-cell table:number-columns-repeated="4"/>
          <table:table-cell table:style-name="ce9" office:value-type="float" office:value="6" calcext:value-type="float" table:number-columns-spanned="1" table:number-rows-spanned="5">
            <text:p>6</text:p>
          </table:table-cell>
          <table:table-cell table:style-name="ce54" office:value-type="string" calcext:value-type="string" table:number-columns-spanned="1" table:number-rows-spanned="5">
            <text:p>Festrollen</text:p>
            <text:p>(“Megillot”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Vorgelesen am (achten Tag?) des Passah?</text:p>
          </table:table-cell>
          <table:table-cell table:number-columns-repeated="1011"/>
        </table:table-row>
        <table:table-row table:style-name="ro1">
          <table:covered-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Vorgelesen an Pfingsten (on the second Shabuoth)</text:p>
          </table:table-cell>
          <table:table-cell table:number-columns-repeated="5"/>
          <table:table-cell office:value-type="string" calcext:value-type="string">
            <text:p>Gemäss anderen Quellen waren Richter und Ruth eind Buch</text:p>
          </table:table-cell>
          <table:table-cell table:number-columns-repeated="1005"/>
        </table:table-row>
        <table:table-row table:style-name="ro1">
          <table:covered-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Vorgelesen an 9. Aw, (Tempelzerstörung). 2 x 22, 1 x 66, 2 x 22 Verse</text:p>
          </table:table-cell>
          <table:table-cell table:number-columns-repeated="5"/>
          <table:table-cell office:value-type="string" calcext:value-type="string">
            <text:p>Gemäss anderen Quellen waren Jeremia und Klagelieder ein Buch</text:p>
          </table:table-cell>
          <table:table-cell table:number-columns-repeated="1005"/>
        </table:table-row>
        <table:table-row table:style-name="ro1">
          <table:covered-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aubhüttenfest</text:p>
          </table:table-cell>
          <table:table-cell table:number-columns-repeated="1011"/>
        </table:table-row>
        <table:table-row table:style-name="ro1">
          <table:covered-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urim, 14 und 15. Purim (od zwischen 11. und 16. Adar feast of Purim?)</text:p>
          </table:table-cell>
          <table:table-cell table:number-columns-repeated="5"/>
          <table:table-cell office:value-type="string" calcext:value-type="string">
            <text:p>Einziges AT Buch, das in Qumran nicht einmal als Fragment gefunden wurde.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table:style-name="ce9" office:value-type="float" office:value="7" calcext:value-type="float" table:number-columns-spanned="1" table:number-rows-spanned="5">
            <text:p>7</text:p>
          </table:table-cell>
          <table:table-cell table:style-name="ce53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covered-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1013"/>
        </table:table-row>
        <table:table-row table:style-name="ro1">
          <table:covered-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1011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1011"/>
        </table:table-row>
        <table:table-row table:style-name="ro1">
          <table:table-cell table:style-name="ce9" office:value-type="float" office:value="4" calcext:value-type="float" table:number-columns-spanned="1" table:number-rows-spanned="5">
            <text:p>4</text:p>
          </table:table-cell>
          <table:table-cell table:style-name="ce16" office:value-type="string" calcext:value-type="string" table:number-columns-spanned="1" table:number-rows-spanned="5">
            <text:p>Geschichte</text:p>
          </table:table-cell>
          <table:table-cell table:number-columns-repeated="2"/>
          <table:table-cell table:style-name="ce9" office:value-type="float" office:value="1" calcext:value-type="float" table:number-columns-spanned="1" table:number-rows-spanned="4">
            <text:p>1</text:p>
          </table:table-cell>
          <table:table-cell table:style-name="ce55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as letzte Buch des AT und erste Buch des NT beginnen beide mit einer Genealogie.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style-name="ce9" office:value-type="float" office:value="5" calcext:value-type="float" table:number-columns-spanned="1" table:number-rows-spanned="7">
            <text:p>5</text:p>
          </table:table-cell>
          <table:table-cell table:style-name="ce18" office:value-type="string" calcext:value-type="string" table:number-columns-spanned="1" table:number-rows-spanned="7">
            <text:p>Katholische Epistel</text:p>
          </table:table-cell>
          <table:table-cell table:number-columns-repeated="2"/>
          <table:table-cell table:style-name="ce9" office:value-type="float" office:value="3" calcext:value-type="float" table:number-columns-spanned="1" table:number-rows-spanned="7">
            <text:p>3</text:p>
          </table:table-cell>
          <table:table-cell table:style-name="ce55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style-name="ce9" office:value-type="float" office:value="6" calcext:value-type="float" table:number-columns-spanned="1" table:number-rows-spanned="14">
            <text:p>6</text:p>
          </table:table-cell>
          <table:table-cell table:style-name="ce16" office:value-type="string" calcext:value-type="string" table:number-columns-spanned="1" table:number-rows-spanned="14">
            <text:p>Paulinische Epistel</text:p>
          </table:table-cell>
          <table:table-cell table:number-columns-repeated="2"/>
          <table:table-cell table:style-name="ce9" office:value-type="float" office:value="4" calcext:value-type="float" table:number-columns-spanned="1" table:number-rows-spanned="9">
            <text:p>4</text:p>
          </table:table-cell>
          <table:table-cell table:style-name="ce53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table-cell table:style-name="ce9" office:value-type="float" office:value="6" calcext:value-type="float" table:number-columns-spanned="1" table:number-rows-spanned="4">
            <text:p>6</text:p>
          </table:table-cell>
          <table:table-cell table:style-name="ce53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/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11"/>
          <table:table-cell office:value-type="string" calcext:value-type="string">
            <text:p>70 Bücher mit 5 Psalmücher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3"/>
          <table:table-cell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otal: 7x7 Bücher, 27 = 3 hoch 3 Bücher im Neuen Testament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_=_39" table:style-name="ta1">
        <table:table-column table:style-name="co1" table:number-columns-repeated="4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ihenfolge (AT)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 table:style-name="ce5" office:value-type="string" calcext:value-type="string">
            <text:p>Gesetz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 table:style-name="ce5" office:value-type="string" calcext:value-type="string">
            <text:p>5 Büch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style-name="ce19" office:value-type="string" calcext:value-type="string">
            <text:p>12 historisch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style-name="ce19" office:value-type="string" calcext:value-type="string">
            <text:p>Büch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 table:style-name="ce20" office:value-type="string" calcext:value-type="string">
            <text:p>5 poetisch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 table:style-name="ce20" office:value-type="string" calcext:value-type="string">
            <text:p>Büch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 table:style-name="ce20"/>
          <table:table-cell/>
          <table:table-cell table:style-name="ce21" office:value-type="string" calcext:value-type="string">
            <text:p>5+12 + 5 + 5+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 table:style-name="ce20"/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 table:style-name="ce5" office:value-type="string" calcext:value-type="string">
            <text:p>5 gros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 table:style-name="ce5" office:value-type="string" calcext:value-type="string">
            <text:p>Prophete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 table:style-name="ce19" office:value-type="string" calcext:value-type="string">
            <text:p>12 klein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style-name="ce19" office:value-type="string" calcext:value-type="string">
            <text:p>Prophete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atthäu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Marku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Luka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Johanne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Apostelgeschichte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Jakobu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. Petru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2. Petru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. Johanne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2. Johanne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3. Johanne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Juda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Römerbrief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. Korinther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2. Korinther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alater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Epheser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Philipper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Kolosser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1. Thessalonicherbrief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2. Thessalonicherbrief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ebräerbrief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. Timotheu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. Timotheu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Titus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hilemon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ffenbarung</text:p>
          </table:table-cell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_=_24" table:style-name="ta1"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ihenfolge (A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/>
          <table:table-cell table:style-name="ce22" office:value-type="string" calcext:value-type="string">
            <text:p>4 (ehemalige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/>
          <table:table-cell table:style-name="ce22" office:value-type="string" calcext:value-type="string">
            <text:p>Prophet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. Samuel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. Könige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/>
          <table:table-cell table:style-name="ce23" office:value-type="string" calcext:value-type="string">
            <text:p>5 Gesetz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/>
          <table:table-cell table:style-name="ce23"/>
          <table:table-cell/>
          <table:table-cell table:style-name="ce21" office:value-type="string" calcext:value-type="string">
            <text:p>4+5+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/>
          <table:table-cell table:style-name="ce22" office:value-type="string" calcext:value-type="string">
            <text:p>4 (zukünftige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/>
          <table:table-cell table:style-name="ce22" office:value-type="string" calcext:value-type="string">
            <text:p>Prophet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 kleine Propheten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/>
          <table:table-cell table:style-name="ce24" office:value-type="string" calcext:value-type="string">
            <text:p>3 Poetis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/>
          <table:table-cell table:style-name="ce24" office:value-type="string" calcext:value-type="string">
            <text:p>Büch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/>
          <table:table-cell table:style-name="ce2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/>
          <table:table-cell table:style-name="ce25" office:value-type="string" calcext:value-type="string">
            <text:p>5 Megilloth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/>
          <table:table-cell table:style-name="ce25"/>
          <table:table-cell/>
          <table:table-cell table:style-name="ce21" office:value-type="string" calcext:value-type="string">
            <text:p>3+5+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/>
          <table:table-cell table:style-name="ce25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/>
          <table:table-cell table:style-name="ce24" office:value-type="string" calcext:value-type="string">
            <text:p>3 Prophetis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, Nehemia</text:p>
          </table:table-cell>
          <table:table-cell/>
          <table:table-cell table:style-name="ce24" office:value-type="string" calcext:value-type="string">
            <text:p>Büch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. Chronik</text:p>
          </table:table-cell>
          <table:table-cell/>
          <table:table-cell table:style-name="ce24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_nach_verschied__Krit_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7" table:number-columns-repeated="1014" table:default-cell-style-name="ce1"/>
        <table:table-row table:style-name="ro1">
          <table:table-cell/>
          <table:table-cell office:value-type="string" calcext:value-type="string">
            <text:p>DONE: http://jpatton.bellevue.edu/inspired.htm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achte die weiblichen Attribute der Festrollen (http://jpatton.bellevue.edu/inspired.htm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e “katholischen” Briefe des NT vor den Paulinischen, weil die Autoren den Herrn im Fleisch gesehen und gehört hatten. Sie waren Apostel vor Paulus (gal-1-17) / Paulus ist der geringste Apostel (1kor-15-9) / der allergeringste der Heiligen (eph-3-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&gt; Die "katholischen" Autoren sollten zuerst zu den Juden reden, dann Paulus zu den Nationen, vgl roem-1-16, apg-13-4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&gt; Beachte auch, dass Paulus' Name bis apg-13-14 nach Baranabas Name erwähnt wird - Dann übernimmt er die apostolische Gewalt in Antiochia -- Barnabas ist ein Levit: Apg-4-36. In Jerusalem(?) (apg-14-12 ? apg-15-12) übernahm Baranabas wieder die Führungsrol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: Dreiteilung: Mose hat höchste Autorität, die Propheten höhere Autorität als die Könige (z.B. Nathan, 2sam-12-1-ff)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Die <text:span text:style-name="T2">Schriften</text:span> haben zu einem grossen Teil königliche Autoren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- Psalmen: David, Salomo, oder Thema 1000 jhr Reich (ps 90 bis 106), aber auch Priester von David <text:span text:style-name="T2">(</text:span>ps 73 bis 88<text:span text:style-name="T2">)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prüche: zu grossem Teil von Salomo verfasst, Kap: 25-29: von Männern Hesekias zusammengetragen, Kap 31: Lemuel, der Koenig. Was aber mit Agur in Kap 30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i 29:25 ... wie ein Koen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Ruth, Vorfahrin von David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- Klagelieder, von Jeremia fuer Koenig Josia geschrieben <text:span text:style-name="T2">(</text:span>?<text:span text:style-name="T2">)</text:span>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- Prediger&gt; von Salomo geschrieben <text:span text:style-name="T2">(</text:span>?<text:span text:style-name="T2">)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Daniel, vom koenglichen Samen (dan-1-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Esra&gt; <text:s/>person responsible for reestablishing the official government of God in Jerusal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Nehemia&gt; evtl koenglich (neh-6-6-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 Propheten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- Buch der Propheten (apg-7-42), was in den Propheten ueber euch gesagt ist <text:span text:style-name="T2">(</text:span>apg-13-40<text:span text:style-name="T2">)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T: Drei-Gleiderung</text:p>
          </table:table-cell>
          <table:table-cell table:number-columns-repeated="2"/>
          <table:table-cell office:value-type="string" calcext:value-type="string">
            <text:p>Sieben Gliederung</text:p>
          </table:table-cell>
          <table:table-cell office:value-type="string" calcext:value-type="string">
            <text:p>Buchname</text:p>
          </table:table-cell>
          <table:table-cell table:number-columns-repeated="2" office:value-type="string" calcext:value-type="string">
            <text:p>Buchzählung</text:p>
          </table:table-cell>
          <table:table-cell office:value-type="string" calcext:value-type="string">
            <text:p>Kommenta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esetz, Prophten, Schriften</text:p>
          </table:table-cell>
          <table:table-cell office:value-type="string" calcext:value-type="string">
            <text:p>Rolle</text:p>
          </table:table-cell>
          <table:table-cell table:number-columns-repeated="2"/>
          <table:table-cell table:style-name="ce26" office:value-type="string" calcext:value-type="string">
            <text:p>AT: 36 = 3*12</text:p>
          </table:table-cell>
          <table:table-cell office:value-type="string" calcext:value-type="string">
            <text:p>39 (1 Psalmbuch)</text:p>
          </table:table-cell>
          <table:table-cell office:value-type="string" calcext:value-type="string">
            <text:p>43 (5 Psalmbücher)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5+6 Rollen = 11 = Gesetz und Propheten</text:p>
          </table:table-cell>
          <table:table-cell table:number-columns-repeated="2"/>
          <table:table-cell table:style-name="ce26" office:value-type="string" calcext:value-type="string">
            <text:p>NT: 21 = 3*7</text:p>
          </table:table-cell>
          <table:table-cell table:style-name="ce27" office:value-type="string" calcext:value-type="string">
            <text:p>+ 27 Bücher NT = 66 = 3*22</text:p>
          </table:table-cell>
          <table:table-cell table:style-name="ce27" office:value-type="string" calcext:value-type="string">
            <text:p>+ 27 Bücher NT = 70 = 7 * 1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T: Vier-Gliederung</text:p>
          </table:table-cell>
          <table:table-cell table:style-name="ce27" office:value-type="string" calcext:value-type="string">
            <text:p>11 Rollen = Schriften</text:p>
          </table:table-cell>
          <table:table-cell table:number-columns-repeated="2"/>
          <table:table-cell table:style-name="ce26" office:value-type="string" calcext:value-type="string">
            <text:p>Total 3*19=5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7 Glieder</text:p>
          </table:table-cell>
          <table:table-cell table:style-name="ce27" office:value-type="string" calcext:value-type="string">
            <text:p>+ 27 Bücher NT = 49 = 7*7</text:p>
          </table:table-cell>
          <table:table-cell table:number-columns-repeated="3"/>
          <table:table-cell table:style-name="ce27" table:number-columns-repeated="2"/>
          <table:table-cell table:number-columns-repeated="1015"/>
        </table:table-row>
        <table:table-row table:style-name="ro6">
          <table:table-cell/>
          <table:table-cell office:value-type="string" calcext:value-type="string">
            <text:p>1. Mose</text:p>
          </table:table-cell>
          <table:table-cell table:style-name="ce28" office:value-type="string" calcext:value-type="string">
            <text:p>1 Gesetz 1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א</text:p>
          </table:table-cell>
          <table:table-cell table:style-name="ce30" office:value-type="string" calcext:value-type="string">
            <text:p>1 – Gesetz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In the Beginning”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2. Mose</text:p>
          </table:table-cell>
          <table:table-cell table:style-name="ce28" office:value-type="string" calcext:value-type="string">
            <text:p>1 Gesetz 2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ב</text:p>
          </table:table-cell>
          <table:table-cell table:style-name="ce30" office:value-type="string" calcext:value-type="string">
            <text:p>1 – Gesetz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These are the names”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3. Mose</text:p>
          </table:table-cell>
          <table:table-cell table:style-name="ce28" office:value-type="string" calcext:value-type="string">
            <text:p>1 Gesetz 3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ג</text:p>
          </table:table-cell>
          <table:table-cell table:style-name="ce30" office:value-type="string" calcext:value-type="string">
            <text:p>1 – Gesetz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“The Lord called”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4. Mose</text:p>
          </table:table-cell>
          <table:table-cell table:style-name="ce28" office:value-type="string" calcext:value-type="string">
            <text:p>1 Gesetz 4</text:p>
          </table:table-cell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ד</text:p>
          </table:table-cell>
          <table:table-cell table:style-name="ce30" office:value-type="string" calcext:value-type="string">
            <text:p>1 – Gesetz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”In the wilderness”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5. Mose</text:p>
          </table:table-cell>
          <table:table-cell table:style-name="ce28" office:value-type="string" calcext:value-type="string">
            <text:p>1 Gesetz 5</text:p>
          </table:table-cell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ה</text:p>
          </table:table-cell>
          <table:table-cell table:style-name="ce30" office:value-type="string" calcext:value-type="string">
            <text:p>1 – Gesetz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“These are the words”.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Josua</text:p>
          </table:table-cell>
          <table:table-cell table:style-name="ce32" office:value-type="string" calcext:value-type="string">
            <text:p>2 Propheten 1</text:p>
          </table:table-cell>
          <table:table-cell table:style-name="ce33" office:value-type="float" office:value="6" calcext:value-type="float">
            <text:p>6</text:p>
          </table:table-cell>
          <table:table-cell table:style-name="ce29" office:value-type="string" calcext:value-type="string">
            <text:p>ו</text:p>
          </table:table-cell>
          <table:table-cell table:style-name="ce34" office:value-type="string" calcext:value-type="string">
            <text:p>2 – Propheten “Former”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Richter</text:p>
          </table:table-cell>
          <table:table-cell table:style-name="ce32" office:value-type="string" calcext:value-type="string">
            <text:p>2 Propheten 2</text:p>
          </table:table-cell>
          <table:table-cell table:style-name="ce33" office:value-type="float" office:value="6" calcext:value-type="float">
            <text:p>6</text:p>
          </table:table-cell>
          <table:table-cell table:style-name="ce29" office:value-type="string" calcext:value-type="string">
            <text:p>ו</text:p>
          </table:table-cell>
          <table:table-cell table:style-name="ce34" office:value-type="string" calcext:value-type="string">
            <text:p>2 – Propheten “Former”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1. Samuel</text:p>
          </table:table-cell>
          <table:table-cell table:style-name="ce32" office:value-type="string" calcext:value-type="string">
            <text:p>2 Propheten 3.1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string" calcext:value-type="string">
            <text:p>ז</text:p>
          </table:table-cell>
          <table:table-cell table:style-name="ce34" office:value-type="string" calcext:value-type="string">
            <text:p>2 – Propheten “Former”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oeglicherweise von Jesaja geschrieben, 2chr-32-32 // Die Propheten, von Samuel an (apg-3-24, vgl 1sam-9-9)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2. Samuel</text:p>
          </table:table-cell>
          <table:table-cell table:style-name="ce32" office:value-type="string" calcext:value-type="string">
            <text:p>2 Propheten 3.2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string" calcext:value-type="string">
            <text:p>ז</text:p>
          </table:table-cell>
          <table:table-cell table:style-name="ce34" office:value-type="string" calcext:value-type="string">
            <text:p>2 – Propheten “Former”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er Talmud sagt, dass Koenige von Jeremia geschrieben ist (Baba Bathra 15a), koennte aber bedeuten, dass Jesaja Koenige fertiggestellt hat.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1. Könige</text:p>
          </table:table-cell>
          <table:table-cell table:style-name="ce32" office:value-type="string" calcext:value-type="string">
            <text:p>2 Propheten 3.3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string" calcext:value-type="string">
            <text:p>ז</text:p>
          </table:table-cell>
          <table:table-cell table:style-name="ce34" office:value-type="string" calcext:value-type="string">
            <text:p>2 – Propheten “Former”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. Chr 26:22: Jesaja hat “das Uebrige der Geschichte Ussijas” geschrieben. Neben der Chronik ist Koenige das einzige Buch, wo Ussija vorkommt.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2. Könige</text:p>
          </table:table-cell>
          <table:table-cell table:style-name="ce32" office:value-type="string" calcext:value-type="string">
            <text:p>2 Propheten 3.4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string" calcext:value-type="string">
            <text:p>ז</text:p>
          </table:table-cell>
          <table:table-cell table:style-name="ce34" office:value-type="string" calcext:value-type="string">
            <text:p>2 – Propheten “Former”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2. Koe 18-20 gleich wie Jes 36-39 –&gt; Implikation, dass Jessaja der Autor von Koenige sein koennte.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Jesaja</text:p>
          </table:table-cell>
          <table:table-cell table:style-name="ce32" office:value-type="string" calcext:value-type="string">
            <text:p>2 Propheten 4</text:p>
          </table:table-cell>
          <table:table-cell office:value-type="float" office:value="8" calcext:value-type="float">
            <text:p>8</text:p>
          </table:table-cell>
          <table:table-cell table:style-name="ce29" office:value-type="string" calcext:value-type="string">
            <text:p>ח</text:p>
          </table:table-cell>
          <table:table-cell table:style-name="ce38" office:value-type="string" calcext:value-type="string">
            <text:p>3 – Propheten “Gross”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1 Bücher, geschrieben von Propheten, NT: 21 Bücher geschrieben von Jüngern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Jeremia</text:p>
          </table:table-cell>
          <table:table-cell table:style-name="ce32" office:value-type="string" calcext:value-type="string">
            <text:p>2 Propheten 5</text:p>
          </table:table-cell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ט</text:p>
          </table:table-cell>
          <table:table-cell table:style-name="ce38" office:value-type="string" calcext:value-type="string">
            <text:p>3 – Propheten “Gross”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Hesekiel</text:p>
          </table:table-cell>
          <table:table-cell table:style-name="ce32" office:value-type="string" calcext:value-type="string">
            <text:p>2 Propheten 6</text:p>
          </table:table-cell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י</text:p>
          </table:table-cell>
          <table:table-cell table:style-name="ce38" office:value-type="string" calcext:value-type="string">
            <text:p>3 – Propheten “Gross”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Hosea</text:p>
          </table:table-cell>
          <table:table-cell table:style-name="ce32" office:value-type="string" calcext:value-type="string">
            <text:p>2 Propheten 7.01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er erste der 12: Hos 1:2 “The beginning of the word of the LORD by Hosea” // der erste der vier, die zu jener Zeit weissagten (Hosea, Jesaja, Micha, Amos)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Joel</text:p>
          </table:table-cell>
          <table:table-cell table:style-name="ce32" office:value-type="string" calcext:value-type="string">
            <text:p>2 Propheten 7.02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Amos</text:p>
          </table:table-cell>
          <table:table-cell table:style-name="ce32" office:value-type="string" calcext:value-type="string">
            <text:p>2 Propheten 7.03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Obadja</text:p>
          </table:table-cell>
          <table:table-cell table:style-name="ce32" office:value-type="string" calcext:value-type="string">
            <text:p>2 Propheten 7.04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Jona</text:p>
          </table:table-cell>
          <table:table-cell table:style-name="ce32" office:value-type="string" calcext:value-type="string">
            <text:p>2 Propheten 7.05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Micha</text:p>
          </table:table-cell>
          <table:table-cell table:style-name="ce32" office:value-type="string" calcext:value-type="string">
            <text:p>2 Propheten 7.06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Nahum</text:p>
          </table:table-cell>
          <table:table-cell table:style-name="ce32" office:value-type="string" calcext:value-type="string">
            <text:p>2 Propheten 7.07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Habakkuk</text:p>
          </table:table-cell>
          <table:table-cell table:style-name="ce32" office:value-type="string" calcext:value-type="string">
            <text:p>2 Propheten 7.08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Zephania</text:p>
          </table:table-cell>
          <table:table-cell table:style-name="ce32" office:value-type="string" calcext:value-type="string">
            <text:p>2 Propheten 7.09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Haggai</text:p>
          </table:table-cell>
          <table:table-cell table:style-name="ce32" office:value-type="string" calcext:value-type="string">
            <text:p>2 Propheten 7.10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aggai und Sacharia erhalten beide Weissagungen im zweiten Jahr von Darius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Sacharja</text:p>
          </table:table-cell>
          <table:table-cell table:style-name="ce32" office:value-type="string" calcext:value-type="string">
            <text:p>2 Propheten 7.11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Maleachi</text:p>
          </table:table-cell>
          <table:table-cell table:style-name="ce32" office:value-type="string" calcext:value-type="string">
            <text:p>2 Propheten 7.12</text:p>
          </table:table-cell>
          <table:table-cell table:style-name="ce39" office:value-type="float" office:value="11" calcext:value-type="float">
            <text:p>11</text:p>
          </table:table-cell>
          <table:table-cell table:style-name="ce29" office:value-type="string" calcext:value-type="string">
            <text:p>כ – ך</text:p>
          </table:table-cell>
          <table:table-cell table:style-name="ce40" office:value-type="string" calcext:value-type="string">
            <text:p>4 – Propheten “Klein”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Psalmen</text:p>
          </table:table-cell>
          <table:table-cell table:style-name="ce42" office:value-type="string" calcext:value-type="string">
            <text:p>3 Schriften 01</text:p>
          </table:table-cell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ל</text:p>
          </table:table-cell>
          <table:table-cell table:style-name="ce42" office:value-type="string" calcext:value-type="string">
            <text:p>5 – Weisheit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,28,29,30,31</text:p>
          </table:table-cell>
          <table:table-cell office:value-type="string" calcext:value-type="string">
            <text:p>Jetzt auf 1 Rolle, ursrpünglich auf 5 Rollen (1-41, 42-72, 73-89, 90-106, 107-150)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Sprüche</text:p>
          </table:table-cell>
          <table:table-cell table:style-name="ce42" office:value-type="string" calcext:value-type="string">
            <text:p>3 Schriften 02</text:p>
          </table:table-cell>
          <table:table-cell office:value-type="float" office:value="13" calcext:value-type="float">
            <text:p>13</text:p>
          </table:table-cell>
          <table:table-cell table:style-name="ce29" office:value-type="string" calcext:value-type="string">
            <text:p>מ – ם</text:p>
          </table:table-cell>
          <table:table-cell table:style-name="ce42" office:value-type="string" calcext:value-type="string">
            <text:p>5 – Weisheit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rüche hört im 31. Kapitel mit der “virtous Womon” auf, Hiob beginnt mit dem “gerechten Mann”.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Hiob</text:p>
          </table:table-cell>
          <table:table-cell table:style-name="ce42" office:value-type="string" calcext:value-type="string">
            <text:p>3 Schriften 03</text:p>
          </table:table-cell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נ – ן</text:p>
          </table:table-cell>
          <table:table-cell table:style-name="ce42" office:value-type="string" calcext:value-type="string">
            <text:p>5 – Weisheit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Lied der Lieder</text:p>
          </table:table-cell>
          <table:table-cell table:style-name="ce42" office:value-type="string" calcext:value-type="string">
            <text:p>3 Schriften 04</text:p>
          </table:table-cell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ס</text:p>
          </table:table-cell>
          <table:table-cell table:style-name="ce44" office:value-type="string" calcext:value-type="string">
            <text:p>6 – Festrollen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lesen on “Passover” / Erste früchte – <text:span text:style-name="T3">Frau</text:span> will von Mann Hofiiert werden ; Erwaehnung der “Toechter Jersusalems”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Ruth</text:p>
          </table:table-cell>
          <table:table-cell table:style-name="ce42" office:value-type="string" calcext:value-type="string">
            <text:p>3 Schriften 05</text:p>
          </table:table-cell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ע</text:p>
          </table:table-cell>
          <table:table-cell table:style-name="ce44" office:value-type="string" calcext:value-type="string">
            <text:p>6 – Festrollen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lesen vor der Tora am Morgen der Shavuot (=Pfingsten) (Spez. Ashkenim) – Andere lesen es in der Tikkun in der Nacht – Ruth isit die <text:span text:style-name="T4">Grossmutter </text:span>von David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Klagelieder</text:p>
          </table:table-cell>
          <table:table-cell table:style-name="ce42" office:value-type="string" calcext:value-type="string">
            <text:p>3 Schriften 06</text:p>
          </table:table-cell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פ – ף</text:p>
          </table:table-cell>
          <table:table-cell table:style-name="ce44" office:value-type="string" calcext:value-type="string">
            <text:p>6 – Festrollen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lesen am 9. Av – Geschrieben im Stil einer <text:span text:style-name="T3">Mutter</text:span>, die um ihre Kinder weint ; Erwaehnung der “Toechter Zions”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Prediger</text:p>
          </table:table-cell>
          <table:table-cell table:style-name="ce42" office:value-type="string" calcext:value-type="string">
            <text:p>3 Schriften 07</text:p>
          </table:table-cell>
          <table:table-cell office:value-type="float" office:value="18" calcext:value-type="float">
            <text:p>18</text:p>
          </table:table-cell>
          <table:table-cell table:style-name="ce29" office:value-type="string" calcext:value-type="string">
            <text:p>צ <text:s/>- ץ</text:p>
          </table:table-cell>
          <table:table-cell table:style-name="ce44" office:value-type="string" calcext:value-type="string">
            <text:p>6 – Festrollen</text:p>
          </table:table-cell>
          <table:table-cell table:style-name="ce43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lesen am Sabbath von Sukkoth (Spez. Ashkenim) – nicht gelesen von anderen // Thema unter anderem <text:span text:style-name="T3">Weisheit</text:span> und <text:span text:style-name="T3">Verstädnis</text:span>, welches <text:span text:style-name="T3">femine</text:span> Attribute sind.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Esther</text:p>
          </table:table-cell>
          <table:table-cell table:style-name="ce42" office:value-type="string" calcext:value-type="string">
            <text:p>3 Schriften 08</text:p>
          </table:table-cell>
          <table:table-cell office:value-type="float" office:value="19" calcext:value-type="float">
            <text:p>19</text:p>
          </table:table-cell>
          <table:table-cell table:style-name="ce29" office:value-type="string" calcext:value-type="string">
            <text:p>ק</text:p>
          </table:table-cell>
          <table:table-cell table:style-name="ce44" office:value-type="string" calcext:value-type="string">
            <text:p>6 – Festrollen</text:p>
          </table:table-cell>
          <table:table-cell table:style-name="ce43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gillah Esther / Gelesen an Purim (Abend und nächster Morgen) // <text:span text:style-name="T3">Esther</text:span>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Daniel</text:p>
          </table:table-cell>
          <table:table-cell table:style-name="ce42" office:value-type="string" calcext:value-type="string">
            <text:p>3 Schriften 09</text:p>
          </table:table-cell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ר</text:p>
          </table:table-cell>
          <table:table-cell table:style-name="ce41" office:value-type="string" calcext:value-type="string">
            <text:p>7 – Offenbarung / “Restauration”?</text:p>
          </table:table-cell>
          <table:table-cell table:style-name="ce43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Esra</text:p>
          </table:table-cell>
          <table:table-cell table:style-name="ce42" office:value-type="string" calcext:value-type="string">
            <text:p>3 Schriften 10.1</text:p>
          </table:table-cell>
          <table:table-cell table:style-name="ce45" office:value-type="float" office:value="21" calcext:value-type="float">
            <text:p>21</text:p>
          </table:table-cell>
          <table:table-cell table:style-name="ce29" office:value-type="string" calcext:value-type="string">
            <text:p>ש</text:p>
          </table:table-cell>
          <table:table-cell table:style-name="ce41" office:value-type="string" calcext:value-type="string">
            <text:p>7 – Offenbarung / “Restauration”?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Nehemia</text:p>
          </table:table-cell>
          <table:table-cell table:style-name="ce42" office:value-type="string" calcext:value-type="string">
            <text:p>3 Schriften 10.1</text:p>
          </table:table-cell>
          <table:table-cell table:style-name="ce45" office:value-type="float" office:value="21" calcext:value-type="float">
            <text:p>21</text:p>
          </table:table-cell>
          <table:table-cell table:style-name="ce29" office:value-type="string" calcext:value-type="string">
            <text:p>ש</text:p>
          </table:table-cell>
          <table:table-cell table:style-name="ce41" office:value-type="string" calcext:value-type="string">
            <text:p>7 – Offenbarung / “Restauration”?</text:p>
          </table:table-cell>
          <table:table-cell table:style-name="ce43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1. Chronik</text:p>
          </table:table-cell>
          <table:table-cell table:style-name="ce42" office:value-type="string" calcext:value-type="string">
            <text:p>3 Schriften 11.1</text:p>
          </table:table-cell>
          <table:table-cell table:style-name="ce46" office:value-type="float" office:value="22" calcext:value-type="float">
            <text:p>22</text:p>
          </table:table-cell>
          <table:table-cell table:style-name="ce29" office:value-type="string" calcext:value-type="string">
            <text:p>ת</text:p>
          </table:table-cell>
          <table:table-cell table:style-name="ce41" office:value-type="string" calcext:value-type="string">
            <text:p>7 – Offenbarung / “Restauration”?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6">
          <table:table-cell/>
          <table:table-cell office:value-type="string" calcext:value-type="string">
            <text:p>2. Chronik</text:p>
          </table:table-cell>
          <table:table-cell table:style-name="ce42" office:value-type="string" calcext:value-type="string">
            <text:p>3 Schriften 12.1</text:p>
          </table:table-cell>
          <table:table-cell table:style-name="ce46" office:value-type="float" office:value="22" calcext:value-type="float">
            <text:p>22</text:p>
          </table:table-cell>
          <table:table-cell table:style-name="ce29" office:value-type="string" calcext:value-type="string">
            <text:p>ת</text:p>
          </table:table-cell>
          <table:table-cell table:style-name="ce41" office:value-type="string" calcext:value-type="string">
            <text:p>7 – Offenbarung / “Restauration”?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e Chronik beleuchtet die Davidsche königliche Linie, aber der König der Juden wird im nächsten Buch, Mt 2:2, vorgestellt. //Letzter Vers: Kores ist beauftrag, ein Haus zu bauen – dieses Haus baut Jesu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tthäus</text:p>
          </table:table-cell>
          <table:table-cell table:style-name="ce48" office:value-type="string" calcext:value-type="string">
            <text:p>4 Evangelien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kus</text:p>
          </table:table-cell>
          <table:table-cell table:style-name="ce48" office:value-type="string" calcext:value-type="string">
            <text:p>4 Evangelien 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kas</text:p>
          </table:table-cell>
          <table:table-cell table:style-name="ce48" office:value-type="string" calcext:value-type="string">
            <text:p>4 Evangelien 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ohannes</text:p>
          </table:table-cell>
          <table:table-cell table:style-name="ce48" office:value-type="string" calcext:value-type="string">
            <text:p>4 Evangelien 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postelgeschichte</text:p>
          </table:table-cell>
          <table:table-cell office:value-type="string" calcext:value-type="string">
            <text:p>5 – Apostelgeschich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akobus</text:p>
          </table:table-cell>
          <table:table-cell office:value-type="string" calcext:value-type="string">
            <text:p>6 – Brief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Jakobus: Glaube: Petrus: Hoffnung, Johannes: Liebe (1kor-13-13) // Vgl Jakobus, Petrus, Johannes mit gal-2-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. Petru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. Petru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 Johanne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. Johanne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 Johannes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das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ömerbrief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7 Gemeinden: Römer, Korinther, Galater, Epheser, Philipper, Kolosser, Thessalonicher // Geistliche Gnadengaben mitgeben roem-1-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. Korinther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ch habe euch Milch zur Speise gegeben (1kor-3-1-2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. Korinther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ch rede zu euch als Kindern (2kor-6-13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alater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Wie wendet ihr euch um zu den schwachen und armseligen Elementen (gal-4-9) // Meine Kindlein, um die ich abermals Geburtswehen leide (gal-4-19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pheser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… zu dem vollkommenen Mann...nicht mehr unmuendige… (eph-4-12-14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hilipper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olosser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 Thessalonicherbrief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hessalonicher beschäftigt sich mit End-Zeit Events (2. Kommen), Hebräer mit dem 1000 Jährigen Reic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. Thessalonicherbrief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bräerbrief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as Wort des Anfangs von Christus verlassend, sollten wir zur vollen Reife weitergehen (hebr-6-1) // also bleibt noch eine Sabbatruhe dem Volk Gottes aufbewahrt (hebr-4-9) /// Aber vgl hebr-5-11-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. Timotheus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4 Minesteri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. Timotheus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itus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ilemon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ffenbarung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b_1mo" table:base-cell-address="$Sheet1.$A$1" table:expression="#REF!"/>
        <table:named-expression table:name="b_am" table:base-cell-address="$Sheet1.$A$1" table:expression="#REF!"/>
        <table:named-expression table:name="b_dan" table:base-cell-address="$Sheet1.$A$1" table:expression="#REF!"/>
        <table:named-expression table:name="b_hab" table:base-cell-address="$Sheet1.$A$1" table:expression="#REF!"/>
        <table:named-expression table:name="b_hag" table:base-cell-address="$Sheet1.$A$1" table:expression="#REF!"/>
        <table:named-expression table:name="b_hes" table:base-cell-address="$Sheet1.$A$1" table:expression="#REF!"/>
        <table:named-expression table:name="b_hos" table:base-cell-address="$Sheet1.$A$1" table:expression="#REF!"/>
        <table:named-expression table:name="b_jer" table:base-cell-address="$Sheet1.$A$1" table:expression="#REF!"/>
        <table:named-expression table:name="b_jes" table:base-cell-address="$Sheet1.$A$1" table:expression="#REF!"/>
        <table:named-expression table:name="b_joe" table:base-cell-address="$Sheet1.$A$1" table:expression="#REF!"/>
        <table:named-expression table:name="b_jon" table:base-cell-address="$Sheet1.$A$1" table:expression="#REF!"/>
        <table:named-expression table:name="b_kla" table:base-cell-address="$Sheet1.$A$1" table:expression="#REF!"/>
        <table:named-expression table:name="b_mal" table:base-cell-address="$Sheet1.$A$1" table:expression="#REF!"/>
        <table:named-expression table:name="b_mi" table:base-cell-address="$Sheet1.$A$1" table:expression="#REF!"/>
        <table:named-expression table:name="b_nah" table:base-cell-address="$Sheet1.$A$1" table:expression="#REF!"/>
        <table:named-expression table:name="b_ob" table:base-cell-address="$Sheet1.$A$1" table:expression="#REF!"/>
        <table:named-expression table:name="b_sach" table:base-cell-address="$Sheet1.$A$1" table:expression="#REF!"/>
        <table:named-expression table:name="b_zeph" table:base-cell-address="$Sheet1.$A$1" table:expression="#REF!"/>
        <table:named-expression table:name="sum_A" table:base-cell-address="$Sheet1.$A$1" table:expression="#REF!"/>
        <table:named-expression table:name="sum_B" table:base-cell-address="$Sheet1.$A$1" table:expression="#REF!"/>
        <table:named-expression table:name="sum_C" table:base-cell-address="$Sheet1.$A$1" table:expression="#REF!"/>
        <table:named-expression table:name="sum_D" table:base-cell-address="$Sheet1.$A$1" table:expression="#REF!"/>
        <table:named-expression table:name="sum_E" table:base-cell-address="$Sheet1.$A$1" table:expression="#REF!"/>
      </table:named-expressions>
      <table:database-ranges>
        <table:database-range table:name="__Anonymous_Sheet_DB__1" table:target-range-address="'AT_=_39'.B3:'AT_=_39'.D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ort_nach_verschied__Krit_.B27:Sort_nach_verschied__Krit_.K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Noto Serif" svg:font-family="'Noto Serif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ff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ffffff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ff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ffff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ffffff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ffffff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ffffff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ffffff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8-03-28T12:58:27Z</meta:creation-date>
    <dc:date>2023-06-04T21:45:53.133639168</dc:date>
    <meta:editing-cycles>90</meta:editing-cycles>
    <meta:editing-duration>PT2H7M13S</meta:editing-duration>
    <meta:document-statistic meta:table-count="4" meta:cell-count="993" meta:object-count="0"/>
    <meta:user-defined meta:name="MSIP_Label_9a7ed875-cb67-40d7-9ea6-a804b08b1148_ActionId">648b10fb-320f-4a00-93af-83edd8f9300f</meta:user-defined>
    <meta:user-defined meta:name="MSIP_Label_9a7ed875-cb67-40d7-9ea6-a804b08b1148_ContentBits">0</meta:user-defined>
    <meta:user-defined meta:name="MSIP_Label_9a7ed875-cb67-40d7-9ea6-a804b08b1148_Enabled">true</meta:user-defined>
    <meta:user-defined meta:name="MSIP_Label_9a7ed875-cb67-40d7-9ea6-a804b08b1148_Method">Privileged</meta:user-defined>
    <meta:user-defined meta:name="MSIP_Label_9a7ed875-cb67-40d7-9ea6-a804b08b1148_Name" meta:value-type="string">9a7ed875-cb67-40d7-9ea6-a804b08b1148</meta:user-defined>
    <meta:user-defined meta:name="MSIP_Label_9a7ed875-cb67-40d7-9ea6-a804b08b1148_SetDate" meta:value-type="string">2022-12-07T12:19:04Z</meta:user-defined>
    <meta:user-defined meta:name="MSIP_Label_9a7ed875-cb67-40d7-9ea6-a804b08b1148_SiteId" meta:value-type="string">473672ba-cd07-4371-a2ae-788b4c61840e</meta:user-defined>
  </office:meta>
</office:document-meta>
</file>